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SEO-ELP</text:p>
      <text:p text:style-name="Normal"/>
      <text:p text:style-name="Normal">Seo-elp est une plateforme d’e-learning spécialisé dans le référencement web ou SEO.</text:p>
      <text:p text:style-name="Normal"/>
      <text:p text:style-name="Normal">Ce projet nous à été présenté dans le cadre des projets collectifs du semestre 3 au sein du département MMI. Cette fois-ci notre<text:s/>commanditaire été un vrai client externe à l’IUT.</text:p>
      <text:p text:style-name="Normal">Par groupe de 3 nous avons du réalisé différentes taches demander par celui-ci dont le design et la charte graphique de la plateforme l’intégration de la landing Page. Nous avons aussi dû réfléchir aux choix de développement et réalisé divers entretiens maquette pour tester notre prototype auprès du public cible.<text:s/></text:p>
      <text:p text:style-name="Normal">En tant que responsable design du projet mon rôle était de concevoir l’identité visuelle ainsi que les différentes maquettes de la plateforme dans<text:s/>leurs versions PC et Mobile. Une fois ce travail effectué et validé par le client j’ai réalisé divers entretiens pour tester les différentes interactions du site et leurs compréhensions auprès de notre public cible.<text:s/></text:p>
      <text:p text:style-name="Normal"/>
      <text:p text:style-name="Normal">CHARTE GRAPHIQUE.<text:s/></text:p>
      <text:p text:style-name="Normal">SEO-ELP est une plateforme qui se veut ludique et novatrice je me suis donc tournée sur harmonie colorée pétillante et vitaminée pour rappeler le coté ludique et attiré l’œil de l’utilisateur.<text:s/></text:p>
      <text:p text:style-name="Normal">Les différentes couleurs ci-dessus sont utilisées pour l’illustration des différents modules d’enseignement, le bleu quant a lui représente la notion de SEO et est utilisé comme couleur dominante.<text:s/></text:p>
      <text:p text:style-name="Normal">En ce qui concerne la typographie du site je me suis tournée vers deux famille très moderne Syne originalement conçue pour une galerie d’art est utilisé pour les divers titre et sous-titre cette typographie est originale dans ses gras et courbe et offre une identité marquée. Pour le texte courant qui se devait d’être lisible j’ai choisi lato une typographie linéale et épurée.</text:p>
      <text:p text:style-name="Normal"/>
      <text:p text:style-name="Normal"/>
      <text:p text:style-name="Normal">Conception<text:s/></text:p>
      <text:p text:style-name="Normal">La plateforme se découpe et deux vues. Une pour les formateurs qui peuvent ainsi organiser les différents modules d’enseignement, créer des cours et suivre l’avancée de leurs élèves. L’autre pour les élèves qui quant a eu peuvent accéder aux cours faire les<text:s/>divers QCM et TP pour tester leurs acquis et suivre leur évolution et leur note.<text:s/></text:p>
      <text:p text:style-name="Normal"/>
      <text:p text:style-name="Normal"/>
      <text:p text:style-name="Normal"/>
      <text:p text:style-name="Normal"/>
      <text:p text:style-name="Normal"/>
      <text:p text:style-name="Normal"/>
      <text:p text:style-name="Normal">GEORGES MELIES<text:s/></text:p>
      <text:p text:style-name="Normal">Lors d’un examen de fin de semestre plus connu sous le nom de Boss, nous avons eu une journée pour confectionner un site web sur un réalisateur imposé.<text:s/></text:p>
      <text:p text:style-name="Normal">Le sujet ainsi lancé, nous avions 4 heures pour réaliser la maquette du site dans sa version mobile et PC, Seules impératives la création d’une page filmographie et bibliographie et la cohérence entre notre design et l’univers du réalisateur.<text:s/></text:p>
      <text:p text:style-name="Normal"/>
      <text:p text:style-name="Normal">J’ai recherché dans mon identité visuelle à me rapprocher le plus possible de l’univers de Georges Méliès. Pour cela j’ai essayé de reproduire un style « print » rappelant les vieux journaux de l’époque. Le logo du site est quant à lui une étoile à 11 branches représentant celles utilisés dans nombreux de ces courts métrages.<text:s/></text:p>
      <text:p text:style-name="Normal">Les Films du réalisateur étant à l’époque de leurs sortis jugés comme hors du temps, J’ai voulu retranscrire cette ambiance entre classique et modernisme dans mon desig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ie devisy</meta:initial-creator>
    <dc:creator>Marie devisy</dc:creator>
    <meta:creation-date>2021-01-17T14:50:00Z</meta:creation-date>
    <dc:date>2021-01-26T20:00:00Z</dc:date>
    <meta:template xlink:href="Normal.dotm" xlink:type="simple"/>
    <meta:editing-cycles>5</meta:editing-cycles>
    <meta:editing-duration>PT91800S</meta:editing-duration>
    <meta:document-statistic meta:page-count="1" meta:paragraph-count="6" meta:word-count="464" meta:character-count="3014" meta:row-count="21" meta:non-whitespace-character-count="2556"/>
  </office:meta>
</office:document-meta>
</file>